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60000009019CF5AEE3915DDAB5.png" manifest:media-type="image/png"/>
  <manifest:file-entry manifest:full-path="Pictures/10000201000000E1000000E18808F6E39D2A84A0.png" manifest:media-type="image/png"/>
  <manifest:file-entry manifest:full-path="Pictures/1000020100000178000001782220829C671C33C9.png" manifest:media-type="image/png"/>
  <manifest:file-entry manifest:full-path="Pictures/10000201000000C8000000C80CA2222EA709F1E2.png" manifest:media-type="image/png"/>
  <manifest:file-entry manifest:full-path="Pictures/10000201000000E1000000E11D7C6DC0C9130913.png" manifest:media-type="image/png"/>
  <manifest:file-entry manifest:full-path="Pictures/10000201000000E1000000E1C64DF54DE73F59E4.png" manifest:media-type="image/png"/>
  <manifest:file-entry manifest:full-path="Pictures/10000201000000C8000000C83CC65F9BCD907431.png" manifest:media-type="image/png"/>
  <manifest:file-entry manifest:full-path="Pictures/10000201000000C8000000C8B821FCED85C7623B.png" manifest:media-type="image/png"/>
  <manifest:file-entry manifest:full-path="Pictures/100002010000023100000264CB0275E7E24260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1.15cm" fo:min-width="9.3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1.116cm" fo:min-width="6.266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1.116cm" fo:min-width="3.0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7da7d8" draw:opacity="13%" draw:textarea-horizontal-align="justify" draw:textarea-vertical-align="middle" draw:auto-grow-height="false" fo:min-height="3.35cm" fo:min-width="1.5cm"/>
    </style:style>
    <style:style style:name="gr7" style:family="graphic" style:parent-style-name="standard">
      <style:graphic-properties draw:fill-color="#fedcc6" draw:opacity="13%" draw:textarea-horizontal-align="justify" draw:textarea-vertical-align="middle" draw:auto-grow-height="false" fo:min-height="3.35cm" fo:min-width="1.5cm"/>
    </style:style>
    <style:style style:name="gr8" style:family="graphic" style:parent-style-name="standard">
      <style:graphic-properties draw:fill-color="#c2e0ae" draw:opacity="13%" draw:textarea-horizontal-align="justify" draw:textarea-vertical-align="middle" draw:auto-grow-height="false" fo:min-height="3.35cm" fo:min-width="1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15cm" fo:min-width="0.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15cm" fo:min-width="2.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95cm" fo:min-width="8.1cm"/>
    </style:style>
    <style:style style:name="gr13" style:family="graphic" style:parent-style-name="standard">
      <style:graphic-properties draw:fill-color="#dfcce4" draw:opacity="16%" draw:textarea-horizontal-align="justify" draw:textarea-vertical-align="middle" draw:auto-grow-height="false" fo:min-height="1.55cm" fo:min-width="2.0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55cm" fo:min-width="0.5cm"/>
    </style:style>
    <style:style style:name="gr17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-color="#7da7d8" draw:opacity="13%"/>
      <style:paragraph-properties fo:text-align="center"/>
    </style:style>
    <style:style style:name="P6" style:family="paragraph">
      <loext:graphic-properties draw:fill-color="#fedcc6" draw:opacity="13%"/>
      <style:paragraph-properties fo:text-align="center"/>
    </style:style>
    <style:style style:name="P7" style:family="paragraph">
      <loext:graphic-properties draw:fill-color="#c2e0ae" draw:opacity="13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dfcce4" draw:opacity="16%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ffff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5.952cm" svg:height="5.952cm" svg:x="17.8cm" svg:y="3cm">
          <draw:image xlink:href="Pictures/10000201000000E1000000E11D7C6DC0C9130913.png" xlink:type="simple" xlink:show="embed" xlink:actuate="onLoad">
            <text:p/>
          </draw:image>
        </draw:frame>
        <draw:custom-shape draw:style-name="gr2" draw:text-style-name="P2" draw:layer="layout" svg:width="9.8cm" svg:height="11.4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cm" svg:height="11.4cm" svg:x="17.6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cm" svg:height="11.4cm" svg:x="1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1.6cm" svg:x="2.4cm" svg:y="11cm">
          <draw:image xlink:href="Pictures/10000201000000C8000000C80CA2222EA709F1E2.png" xlink:type="simple" xlink:show="embed" xlink:actuate="onLoad">
            <text:p/>
          </draw:image>
        </draw:frame>
        <draw:frame draw:style-name="gr1" draw:text-style-name="P1" draw:layer="layout" svg:width="1.8cm" svg:height="1.8cm" svg:x="2.3cm" svg:y="8.5cm">
          <draw:image xlink:href="Pictures/10000201000000C8000000C83CC65F9BCD907431.png" xlink:type="simple" xlink:show="embed" xlink:actuate="onLoad">
            <text:p/>
          </draw:image>
        </draw:frame>
        <draw:frame draw:style-name="gr1" draw:text-style-name="P1" draw:layer="layout" svg:width="1.582cm" svg:height="1.582cm" svg:x="2.4cm" svg:y="6.2cm">
          <draw:image xlink:href="Pictures/10000201000000C8000000C8B821FCED85C7623B.png" xlink:type="simple" xlink:show="embed" xlink:actuate="onLoad">
            <text:p/>
          </draw:image>
        </draw:frame>
        <draw:frame draw:style-name="gr1" draw:text-style-name="P1" draw:layer="layout" svg:width="2.16cm" svg:height="2.356cm" svg:x="2.14cm" svg:y="2.844cm">
          <draw:image xlink:href="Pictures/100002010000023100000264CB0275E7E2426067.png" xlink:type="simple" xlink:show="embed" xlink:actuate="onLoad">
            <text:p/>
          </draw:image>
        </draw:frame>
        <draw:frame draw:style-name="gr5" draw:text-style-name="P4" draw:layer="layout" svg:width="2.826cm" svg:height="0.962cm" svg:x="1.774cm" svg:y="1.238cm">
          <draw:text-box>
            <text:p text:style-name="P3"><text:span text:style-name="T1">Sensors</text:span></text:p>
          </draw:text-box>
        </draw:frame>
        <draw:frame draw:style-name="gr5" draw:text-style-name="P4" draw:layer="layout" svg:width="4.731cm" svg:height="0.962cm" svg:x="9.1cm" svg:y="1.2cm">
          <draw:text-box>
            <text:p text:style-name="P3"><text:span text:style-name="T1">Smart</text:span><text:span text:style-name="T2"> </text:span><text:span text:style-name="T1">gateway</text:span></text:p>
          </draw:text-box>
        </draw:frame>
        <draw:custom-shape draw:style-name="gr6" draw:text-style-name="P5" draw:layer="layout" svg:width="2cm" svg:height="3.6cm" svg:x="7.4cm" svg:y="2.8cm"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3.6cm" svg:x="10.6cm" svg:y="2.8cm">
          <text:p text:style-name="P1">App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3.6cm" svg:x="13.6cm" svg:y="2.8cm">
          <text:p text:style-name="P1">App3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8" draw:layer="layout" svg:width="1.4cm" svg:height="4.4cm" svg:x="7.2cm" svg:y="8.8cm">
            <text:p><text:span text:style-name="T4"/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3.808cm" svg:height="1.199cm" draw:transform="rotate (1.5707963267949) translate (7.4cm 12.908cm)">
            <draw:text-box>
              <text:p text:style-name="P1"><text:span text:style-name="T3">Comunicação de </text:span></text:p>
              <text:p text:style-name="P1"><text:span text:style-name="T3">curto alcance</text:span></text:p>
            </draw:text-box>
          </draw:frame>
        </draw:g>
        <draw:line draw:style-name="gr10" draw:text-style-name="P2" draw:layer="layout" svg:x1="5cm" svg:y1="11.2cm" svg:x2="7.2cm" svg:y2="11.2cm">
          <text:p/>
        </draw:line>
        <draw:frame draw:style-name="gr5" draw:text-style-name="P10" draw:layer="layout" svg:width="1.518cm" svg:height="0.806cm" svg:x="5.2cm" svg:y="10.5cm">
          <draw:text-box>
            <text:p><text:span text:style-name="T4">BAN</text:span></text:p>
          </draw:text-box>
        </draw:frame>
        <draw:custom-shape draw:style-name="gr11" draw:text-style-name="P8" draw:layer="layout" svg:width="3.4cm" svg:height="4.4cm" svg:x="9.2cm" svg:y="8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354cm" svg:height="0.725cm" draw:transform="rotate (1.5707963267949) translate (9.1cm 13.208cm)">
          <draw:text-box>
            <text:p text:style-name="P1"><text:span text:style-name="T3">Anotação semântica</text:span></text:p>
          </draw:text-box>
        </draw:frame>
        <draw:custom-shape draw:style-name="gr12" draw:text-style-name="P2" draw:layer="layout" svg:width="8.6cm" svg:height="1.2cm" svg:x="7.2cm" svg:y="7cm">
          <text:p text:style-name="P1"><text:span text:style-name="T1">Broker</text:span> MQTT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575cm" svg:height="1.8cm" svg:x="9.825cm" svg:y="9cm">
          <text:p text:style-name="P1"><text:span text:style-name="T5">Framework</text:span><text:span text:style-name="T6"> </text:span></text:p>
          <text:p text:style-name="P1"><text:span text:style-name="T6">para ontologia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13cm" svg:height="1.313cm" svg:x="10.287cm" svg:y="11.487cm">
          <draw:image xlink:href="Pictures/10000201000000E1000000E1C64DF54DE73F59E4.png" xlink:type="simple" xlink:show="embed" xlink:actuate="onLoad">
            <text:p/>
          </draw:image>
        </draw:frame>
        <draw:custom-shape draw:style-name="gr13" draw:text-style-name="P11" draw:layer="layout" svg:width="2.575cm" svg:height="1.8cm" svg:x="9.825cm" svg:y="11.2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1cm" svg:y1="11.2cm" svg:x2="11cm" svg:y2="10.8cm">
          <text:p/>
        </draw:line>
        <draw:line draw:style-name="gr10" draw:text-style-name="P2" draw:layer="layout" svg:x1="8.6cm" svg:y1="11.2cm" svg:x2="9.2cm" svg:y2="11.2cm">
          <text:p/>
        </draw:line>
        <draw:g>
          <draw:custom-shape draw:style-name="gr9" draw:text-style-name="P8" draw:layer="layout" svg:width="1.4cm" svg:height="4.4cm" svg:x="13.2cm" svg:y="8.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374cm" svg:height="0.725cm" draw:transform="rotate (1.5707963267949) translate (13.5cm 11.808cm)">
            <draw:text-box>
              <text:p text:style-name="P1"><text:span text:style-name="T3">CEP</text:span></text:p>
            </draw:text-box>
          </draw:frame>
        </draw:g>
        <draw:line draw:style-name="gr10" draw:text-style-name="P2" draw:layer="layout" svg:x1="12.6cm" svg:y1="11.2cm" svg:x2="13.2cm" svg:y2="11.2cm">
          <text:p/>
        </draw:line>
        <draw:line draw:style-name="gr10" draw:text-style-name="P2" draw:layer="layout" svg:x1="14.6cm" svg:y1="10.4cm" svg:x2="15.4cm" svg:y2="10.4cm">
          <text:p/>
        </draw:line>
        <draw:line draw:style-name="gr14" draw:text-style-name="P2" draw:layer="layout" svg:x1="15.4cm" svg:y1="10.4cm" svg:x2="15.4cm" svg:y2="8.2cm">
          <text:p/>
        </draw:line>
        <draw:frame draw:style-name="gr1" draw:text-style-name="P1" draw:layer="layout" svg:width="1.2cm" svg:height="1.2cm" svg:x="19.6cm" svg:y="4.6cm">
          <draw:image xlink:href="Pictures/1000020100000178000001782220829C671C33C9.png" xlink:type="simple" xlink:show="embed" xlink:actuate="onLoad">
            <text:p/>
          </draw:image>
        </draw:frame>
        <draw:frame draw:style-name="gr1" draw:text-style-name="P1" draw:layer="layout" svg:width="1.2cm" svg:height="1.2cm" svg:x="18.8cm" svg:y="6.2cm">
          <draw:image xlink:href="Pictures/1000020100000178000001782220829C671C33C9.png" xlink:type="simple" xlink:show="embed" xlink:actuate="onLoad">
            <text:p/>
          </draw:image>
        </draw:frame>
        <draw:frame draw:style-name="gr1" draw:text-style-name="P1" draw:layer="layout" svg:width="1.2cm" svg:height="1.2cm" svg:x="20.667cm" svg:y="6.2cm">
          <draw:image xlink:href="Pictures/1000020100000178000001782220829C671C33C9.png" xlink:type="simple" xlink:show="embed" xlink:actuate="onLoad">
            <text:p/>
          </draw:image>
        </draw:frame>
        <draw:line draw:style-name="gr14" draw:text-style-name="P2" draw:layer="layout" svg:x1="8.4cm" svg:y1="7cm" svg:x2="8.4cm" svg:y2="6.4cm">
          <text:p/>
        </draw:line>
        <draw:line draw:style-name="gr14" draw:text-style-name="P2" draw:layer="layout" svg:x1="11.6cm" svg:y1="7cm" svg:x2="11.6cm" svg:y2="6.4cm">
          <text:p/>
        </draw:line>
        <draw:line draw:style-name="gr14" draw:text-style-name="P2" draw:layer="layout" svg:x1="14.6cm" svg:y1="7cm" svg:x2="14.6cm" svg:y2="6.4cm">
          <text:p/>
        </draw:line>
        <draw:frame draw:style-name="gr5" draw:text-style-name="P12" draw:layer="layout" svg:width="2.509cm" svg:height="0.962cm" svg:x="19.8cm" svg:y="1.3cm">
          <draw:text-box>
            <text:p>Nuvem</text:p>
          </draw:text-box>
        </draw:frame>
        <draw:line draw:style-name="gr15" draw:text-style-name="P1" draw:layer="layout" svg:x1="16.4cm" svg:y1="8.6cm" svg:x2="17.6cm" svg:y2="8.6cm">
          <text:p/>
        </draw:line>
        <draw:frame draw:style-name="gr1" draw:text-style-name="P1" draw:layer="layout" svg:width="2.51cm" svg:height="2.411cm" svg:x="24.8cm" svg:y="8.389cm">
          <draw:image xlink:href="Pictures/1000020100000960000009019CF5AEE3915DDAB5.png" xlink:type="simple" xlink:show="embed" xlink:actuate="onLoad">
            <text:p/>
          </draw:image>
        </draw:frame>
        <draw:line draw:style-name="gr10" draw:text-style-name="P2" draw:layer="layout" svg:x1="26cm" svg:y1="8.389cm" svg:x2="26cm" svg:y2="6cm">
          <text:p/>
        </draw:line>
        <draw:frame draw:style-name="gr1" draw:text-style-name="P1" draw:layer="layout" svg:width="1.352cm" svg:height="1.352cm" svg:x="25.248cm" svg:y="4.6cm">
          <draw:image xlink:href="Pictures/10000201000000E1000000E18808F6E39D2A84A0.png" xlink:type="simple" xlink:show="embed" xlink:actuate="onLoad">
            <text:p/>
          </draw:image>
        </draw:frame>
        <draw:frame draw:style-name="gr5" draw:text-style-name="P10" draw:layer="layout" svg:width="1.51cm" svg:height="0.806cm" svg:x="25.19cm" svg:y="3.894cm">
          <draw:text-box>
            <text:p text:style-name="P13"><text:span text:style-name="T4">Web</text:span></text:p>
          </draw:text-box>
        </draw:frame>
        <draw:line draw:style-name="gr10" draw:text-style-name="P2" draw:layer="layout" svg:x1="24.4cm" svg:y1="5.2cm" svg:x2="25.248cm" svg:y2="5.2cm">
          <text:p/>
        </draw:line>
        <draw:custom-shape draw:style-name="gr16" draw:text-style-name="P14" draw:layer="layout" svg:width="1cm" svg:height="1.8cm" svg:x="15cm" svg:y="11.4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085cm" svg:height="0.645cm" draw:transform="rotate (1.5707963267949) translate (15.2cm 13.385cm)">
          <draw:text-box>
            <text:p><text:span text:style-name="T6">BD regras</text:span></text:p>
          </draw:text-box>
        </draw:frame>
        <draw:line draw:style-name="gr10" draw:text-style-name="P2" draw:layer="layout" svg:x1="14.6cm" svg:y1="12.4cm" svg:x2="15cm" svg:y2="12.4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8T13:59:44.426644209</meta:creation-date>
    <dc:date>2020-12-18T14:28:57.855278463</dc:date>
    <meta:editing-duration>PT16M36S</meta:editing-duration>
    <meta:editing-cycles>5</meta:editing-cycles>
    <meta:generator>LibreOffice/6.0.7.3$Linux_X86_64 LibreOffice_project/00m0$Build-3</meta:generator>
    <meta:document-statistic meta:object-count="71"/>
  </office:meta>
</office:document-meta>
</file>